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officeooo:rsid="000e89f0" officeooo:paragraph-rsid="000e89f0"/>
    </style:style>
    <style:style style:name="P28" style:family="paragraph" style:parent-style-name="Standard">
      <style:text-properties officeooo:rsid="0010216a" officeooo:paragraph-rsid="0010216a"/>
    </style:style>
    <style:style style:name="P29" style:family="paragraph" style:parent-style-name="Standard">
      <style:text-properties officeooo:rsid="00105df7" officeooo:paragraph-rsid="00105df7"/>
    </style:style>
    <style:style style:name="P30" style:family="paragraph" style:parent-style-name="Standard">
      <style:text-properties officeooo:rsid="00108cf5" officeooo:paragraph-rsid="00108cf5"/>
    </style:style>
    <style:style style:name="P31" style:family="paragraph" style:parent-style-name="Standard">
      <style:text-properties officeooo:rsid="0012cc7b" officeooo:paragraph-rsid="0012cc7b"/>
    </style:style>
    <style:style style:name="P32" style:family="paragraph" style:parent-style-name="Standard">
      <style:text-properties officeooo:rsid="0012cc7b" officeooo:paragraph-rsid="00152b94"/>
    </style:style>
    <style:style style:name="P33" style:family="paragraph" style:parent-style-name="Standard">
      <style:text-properties officeooo:rsid="00138f94" officeooo:paragraph-rsid="00138f94"/>
    </style:style>
    <style:style style:name="P34" style:family="paragraph" style:parent-style-name="Standard">
      <style:text-properties officeooo:rsid="00152b94" officeooo:paragraph-rsid="00152b94"/>
    </style:style>
    <style:style style:name="P35" style:family="paragraph" style:parent-style-name="Standard">
      <style:text-properties officeooo:rsid="0015e27d" officeooo:paragraph-rsid="0015e27d"/>
    </style:style>
    <style:style style:name="P36" style:family="paragraph" style:parent-style-name="Standard">
      <style:text-properties officeooo:rsid="0015e27d" officeooo:paragraph-rsid="0017ca82"/>
    </style:style>
    <style:style style:name="P37" style:family="paragraph" style:parent-style-name="Standard">
      <style:text-properties officeooo:rsid="0015e27d" officeooo:paragraph-rsid="0032aaf2"/>
    </style:style>
    <style:style style:name="P38" style:family="paragraph" style:parent-style-name="Standard">
      <style:text-properties officeooo:rsid="0015e27d" officeooo:paragraph-rsid="003813a8"/>
    </style:style>
    <style:style style:name="P39" style:family="paragraph" style:parent-style-name="Standard">
      <style:text-properties officeooo:rsid="0015e27d" officeooo:paragraph-rsid="003a10ce"/>
    </style:style>
    <style:style style:name="P40" style:family="paragraph" style:parent-style-name="Standard">
      <style:text-properties officeooo:rsid="0015e27d" officeooo:paragraph-rsid="001ce497"/>
    </style:style>
    <style:style style:name="P41" style:family="paragraph" style:parent-style-name="Standard">
      <style:text-properties officeooo:rsid="0015e27d" officeooo:paragraph-rsid="0055fa54"/>
    </style:style>
    <style:style style:name="P42" style:family="paragraph" style:parent-style-name="Standard">
      <style:text-properties officeooo:rsid="0015e27d" officeooo:paragraph-rsid="0088feb1"/>
    </style:style>
    <style:style style:name="P43" style:family="paragraph" style:parent-style-name="Standard">
      <style:text-properties officeooo:rsid="0015e27d" officeooo:paragraph-rsid="0091492e"/>
    </style:style>
    <style:style style:name="P44" style:family="paragraph" style:parent-style-name="Standard">
      <style:text-properties officeooo:rsid="0015e27d" officeooo:paragraph-rsid="00bb7b1a"/>
    </style:style>
    <style:style style:name="P45" style:family="paragraph" style:parent-style-name="Standard">
      <style:text-properties officeooo:rsid="0015e27d" officeooo:paragraph-rsid="00d0c4f5"/>
    </style:style>
    <style:style style:name="P46" style:family="paragraph" style:parent-style-name="Standard">
      <style:text-properties officeooo:rsid="001ce497" officeooo:paragraph-rsid="003a10ce"/>
    </style:style>
    <style:style style:name="P47" style:family="paragraph" style:parent-style-name="Standard">
      <style:text-properties officeooo:rsid="001ecff5" officeooo:paragraph-rsid="003a10ce"/>
    </style:style>
    <style:style style:name="P48"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49"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0"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1"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2"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3"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4" style:family="paragraph" style:parent-style-name="Standard">
      <style:text-properties officeooo:rsid="001f0a20" officeooo:paragraph-rsid="003a10ce"/>
    </style:style>
    <style:style style:name="P55" style:family="paragraph" style:parent-style-name="Standard">
      <style:text-properties officeooo:rsid="001faa57" officeooo:paragraph-rsid="003a10ce"/>
    </style:style>
    <style:style style:name="P56" style:family="paragraph" style:parent-style-name="Standard">
      <style:text-properties officeooo:rsid="0017ca82" officeooo:paragraph-rsid="0017ca82"/>
    </style:style>
    <style:style style:name="P57" style:family="paragraph" style:parent-style-name="Standard">
      <style:text-properties officeooo:rsid="0017ca82" officeooo:paragraph-rsid="0023de89"/>
    </style:style>
    <style:style style:name="P58" style:family="paragraph" style:parent-style-name="Standard">
      <style:text-properties officeooo:rsid="0017ca82" officeooo:paragraph-rsid="0032aaf2"/>
    </style:style>
    <style:style style:name="P59"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0"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66" style:family="paragraph" style:parent-style-name="Standard">
      <style:text-properties officeooo:rsid="0023de89" officeooo:paragraph-rsid="0023de89"/>
    </style:style>
    <style:style style:name="P67" style:family="paragraph" style:parent-style-name="Standard">
      <style:text-properties officeooo:rsid="0023de89" officeooo:paragraph-rsid="0026bb7d"/>
    </style:style>
    <style:style style:name="P68" style:family="paragraph" style:parent-style-name="Standard">
      <style:text-properties officeooo:rsid="0028fe81" officeooo:paragraph-rsid="0028fe81"/>
    </style:style>
    <style:style style:name="P69"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70"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71"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75" style:family="paragraph" style:parent-style-name="Standard">
      <style:text-properties fo:font-size="12pt" officeooo:rsid="007cf519" officeooo:paragraph-rsid="0094319a" style:font-size-asian="12pt" style:font-size-complex="12pt"/>
    </style:style>
    <style:style style:name="P76" style:family="paragraph" style:parent-style-name="Standard">
      <style:text-properties fo:font-size="12pt" officeooo:rsid="0094319a" officeooo:paragraph-rsid="0094319a" style:font-size-asian="12pt" style:font-size-complex="12pt"/>
    </style:style>
    <style:style style:name="P77" style:family="paragraph" style:parent-style-name="Standard">
      <style:paragraph-properties fo:text-align="center" style:justify-single-word="false"/>
      <style:text-properties officeooo:rsid="002c38f7" officeooo:paragraph-rsid="002c38f7"/>
    </style:style>
    <style:style style:name="P78" style:family="paragraph" style:parent-style-name="Standard">
      <style:text-properties officeooo:rsid="002f7972" officeooo:paragraph-rsid="002f7972"/>
    </style:style>
    <style:style style:name="P79" style:family="paragraph" style:parent-style-name="Standard">
      <style:text-properties officeooo:rsid="003100f6" officeooo:paragraph-rsid="003100f6"/>
    </style:style>
    <style:style style:name="P80" style:family="paragraph" style:parent-style-name="Standard">
      <style:text-properties officeooo:rsid="0033ccab" officeooo:paragraph-rsid="0033ccab"/>
    </style:style>
    <style:style style:name="P81" style:family="paragraph" style:parent-style-name="Standard">
      <style:text-properties officeooo:rsid="0033d560" officeooo:paragraph-rsid="0033d560"/>
    </style:style>
    <style:style style:name="P82" style:family="paragraph" style:parent-style-name="Standard">
      <style:text-properties officeooo:rsid="0035be01" officeooo:paragraph-rsid="0032aaf2"/>
    </style:style>
    <style:style style:name="P83" style:family="paragraph" style:parent-style-name="Standard">
      <style:text-properties officeooo:rsid="003813a8" officeooo:paragraph-rsid="003813a8"/>
    </style:style>
    <style:style style:name="P84" style:family="paragraph" style:parent-style-name="Standard">
      <style:text-properties style:use-window-font-color="true" style:font-name="Lucida Console" fo:font-size="9pt" fo:background-color="#ffffff" style:font-size-asian="9pt"/>
    </style:style>
    <style:style style:name="P85" style:family="paragraph" style:parent-style-name="Standard">
      <style:text-properties style:use-window-font-color="true" style:font-name="Lucida Console" fo:font-size="9pt" officeooo:rsid="0017ca82" officeooo:paragraph-rsid="0032aaf2" fo:background-color="#ffffff" style:font-size-asian="9pt"/>
    </style:style>
    <style:style style:name="P86" style:family="paragraph" style:parent-style-name="Standard">
      <style:text-properties style:use-window-font-color="true" style:font-name="Lucida Console" fo:font-size="9pt" officeooo:rsid="003813a8" officeooo:paragraph-rsid="003813a8" fo:background-color="#ffffff" style:font-size-asian="9pt"/>
    </style:style>
    <style:style style:name="P87" style:family="paragraph" style:parent-style-name="Standard">
      <style:text-properties fo:color="#ff4040" style:font-name="Lucida Console" fo:font-size="9pt" fo:background-color="#ffffff" style:font-size-asian="9pt"/>
    </style:style>
    <style:style style:name="P88" style:family="paragraph" style:parent-style-name="Standard">
      <style:text-properties style:text-underline-style="solid" style:text-underline-width="auto" style:text-underline-color="font-color" officeooo:rsid="0028fe81" officeooo:paragraph-rsid="0028fe81"/>
    </style:style>
    <style:style style:name="P89" style:family="paragraph" style:parent-style-name="Standard">
      <style:text-properties style:text-underline-style="solid" style:text-underline-width="auto" style:text-underline-color="font-color" officeooo:rsid="0033ccab" officeooo:paragraph-rsid="0033ccab"/>
    </style:style>
    <style:style style:name="P90" style:family="paragraph" style:parent-style-name="Standard">
      <style:text-properties officeooo:rsid="0041efa2" officeooo:paragraph-rsid="0041efa2"/>
    </style:style>
    <style:style style:name="P91" style:family="paragraph" style:parent-style-name="Standard">
      <style:text-properties officeooo:rsid="004503d3" officeooo:paragraph-rsid="004503d3"/>
    </style:style>
    <style:style style:name="P92" style:family="paragraph" style:parent-style-name="Standard">
      <style:text-properties officeooo:rsid="0047e8e3" officeooo:paragraph-rsid="004503d3"/>
    </style:style>
    <style:style style:name="P93" style:family="paragraph" style:parent-style-name="Standard">
      <style:text-properties officeooo:rsid="0047e8e3" officeooo:paragraph-rsid="0047e8e3"/>
    </style:style>
    <style:style style:name="P94" style:family="paragraph" style:parent-style-name="Standard">
      <style:text-properties officeooo:rsid="00487528" officeooo:paragraph-rsid="00487528"/>
    </style:style>
    <style:style style:name="P95" style:family="paragraph" style:parent-style-name="Standard">
      <style:text-properties officeooo:rsid="0048fec3" officeooo:paragraph-rsid="0048fec3"/>
    </style:style>
    <style:style style:name="P96" style:family="paragraph" style:parent-style-name="Standard">
      <style:text-properties officeooo:rsid="00496dc6" officeooo:paragraph-rsid="00496dc6"/>
    </style:style>
    <style:style style:name="P97" style:family="paragraph" style:parent-style-name="Standard">
      <style:text-properties officeooo:rsid="004a27cf" officeooo:paragraph-rsid="004a27cf"/>
    </style:style>
    <style:style style:name="P98" style:family="paragraph" style:parent-style-name="Standard">
      <style:text-properties officeooo:rsid="004bb0fe" officeooo:paragraph-rsid="004bb0fe"/>
    </style:style>
    <style:style style:name="P99" style:family="paragraph" style:parent-style-name="Standard">
      <style:text-properties officeooo:rsid="004f178f" officeooo:paragraph-rsid="004f178f"/>
    </style:style>
    <style:style style:name="P100" style:family="paragraph" style:parent-style-name="Standard">
      <style:text-properties officeooo:rsid="004ad44f" officeooo:paragraph-rsid="004ad44f"/>
    </style:style>
    <style:style style:name="P101" style:family="paragraph" style:parent-style-name="Standard">
      <style:text-properties officeooo:rsid="0053c0f8" officeooo:paragraph-rsid="0053c0f8"/>
    </style:style>
    <style:style style:name="P102" style:family="paragraph" style:parent-style-name="Standard">
      <style:text-properties officeooo:rsid="005afd25" officeooo:paragraph-rsid="005afd25"/>
    </style:style>
    <style:style style:name="P103" style:family="paragraph" style:parent-style-name="Standard">
      <style:text-properties officeooo:rsid="005e4361" officeooo:paragraph-rsid="005e4361"/>
    </style:style>
    <style:style style:name="P104" style:family="paragraph" style:parent-style-name="Standard">
      <style:text-properties officeooo:rsid="005fe8d1" officeooo:paragraph-rsid="005fe8d1"/>
    </style:style>
    <style:style style:name="P105" style:family="paragraph" style:parent-style-name="Standard">
      <style:text-properties officeooo:rsid="0062cfb1" officeooo:paragraph-rsid="0062cfb1"/>
    </style:style>
    <style:style style:name="P106" style:family="paragraph" style:parent-style-name="Standard">
      <style:text-properties officeooo:rsid="00633eac" officeooo:paragraph-rsid="00633eac"/>
    </style:style>
    <style:style style:name="P107" style:family="paragraph" style:parent-style-name="Standard">
      <style:text-properties officeooo:rsid="006392e5" officeooo:paragraph-rsid="006392e5"/>
    </style:style>
    <style:style style:name="P108" style:family="paragraph" style:parent-style-name="Standard">
      <style:text-properties officeooo:rsid="006392e5" officeooo:paragraph-rsid="007cf519"/>
    </style:style>
    <style:style style:name="P109" style:family="paragraph" style:parent-style-name="Standard">
      <style:text-properties officeooo:rsid="0064da0d" officeooo:paragraph-rsid="0064da0d"/>
    </style:style>
    <style:style style:name="P110" style:family="paragraph" style:parent-style-name="Standard">
      <style:text-properties officeooo:rsid="006d2d2e" officeooo:paragraph-rsid="006d2d2e"/>
    </style:style>
    <style:style style:name="P111" style:family="paragraph" style:parent-style-name="Standard">
      <style:text-properties fo:font-size="15pt" officeooo:rsid="006d2d2e" officeooo:paragraph-rsid="006d2d2e" style:font-size-asian="15pt" style:font-size-complex="15pt"/>
    </style:style>
    <style:style style:name="P112"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13" style:family="paragraph" style:parent-style-name="Standard">
      <style:text-properties officeooo:rsid="00705ff6" officeooo:paragraph-rsid="00705ff6"/>
    </style:style>
    <style:style style:name="P114" style:family="paragraph" style:parent-style-name="Standard">
      <style:text-properties officeooo:paragraph-rsid="0073d5ac"/>
    </style:style>
    <style:style style:name="P115" style:family="paragraph" style:parent-style-name="Standard">
      <style:text-properties officeooo:rsid="00740731" officeooo:paragraph-rsid="00740731"/>
    </style:style>
    <style:style style:name="P116" style:family="paragraph" style:parent-style-name="Standard">
      <style:text-properties fo:font-size="10pt" officeooo:rsid="0015e27d" officeooo:paragraph-rsid="0015e27d" style:font-size-asian="10pt" style:font-size-complex="10pt"/>
    </style:style>
    <style:style style:name="P117" style:family="paragraph" style:parent-style-name="Standard">
      <style:text-properties fo:font-size="10pt" officeooo:rsid="007d945d" officeooo:paragraph-rsid="007d945d" style:font-size-asian="10pt" style:font-size-complex="10pt"/>
    </style:style>
    <style:style style:name="P118"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19" style:family="paragraph" style:parent-style-name="Standard">
      <style:text-properties officeooo:rsid="007cf519" officeooo:paragraph-rsid="007cf519"/>
    </style:style>
    <style:style style:name="P120" style:family="paragraph" style:parent-style-name="Standard">
      <style:text-properties officeooo:rsid="0077f75e" officeooo:paragraph-rsid="0084ef85"/>
    </style:style>
    <style:style style:name="P121" style:family="paragraph" style:parent-style-name="Standard">
      <style:text-properties officeooo:rsid="007d945d" officeooo:paragraph-rsid="007d945d"/>
    </style:style>
    <style:style style:name="P122" style:family="paragraph" style:parent-style-name="Standard">
      <style:text-properties officeooo:rsid="007f2035" officeooo:paragraph-rsid="007d945d"/>
    </style:style>
    <style:style style:name="P123" style:family="paragraph" style:parent-style-name="Standard">
      <style:text-properties officeooo:rsid="00841ee4" officeooo:paragraph-rsid="00841ee4"/>
    </style:style>
    <style:style style:name="P124" style:family="paragraph" style:parent-style-name="Standard">
      <style:text-properties officeooo:rsid="00841ee4" officeooo:paragraph-rsid="0088feb1"/>
    </style:style>
    <style:style style:name="P125" style:family="paragraph" style:parent-style-name="Standard">
      <style:text-properties officeooo:rsid="00841ee4" officeooo:paragraph-rsid="008ff6d8"/>
    </style:style>
    <style:style style:name="P126" style:family="paragraph" style:parent-style-name="Standard">
      <style:text-properties officeooo:rsid="00876440" officeooo:paragraph-rsid="00876440"/>
    </style:style>
    <style:style style:name="P127" style:family="paragraph" style:parent-style-name="Standard">
      <style:text-properties officeooo:rsid="0088feb1" officeooo:paragraph-rsid="0088feb1"/>
    </style:style>
    <style:style style:name="P128" style:family="paragraph" style:parent-style-name="Standard">
      <style:paragraph-properties fo:text-align="center" style:justify-single-word="false"/>
      <style:text-properties officeooo:rsid="0088feb1" officeooo:paragraph-rsid="0088feb1"/>
    </style:style>
    <style:style style:name="P129" style:family="paragraph" style:parent-style-name="Standard">
      <style:text-properties officeooo:rsid="008abab6" officeooo:paragraph-rsid="008cba1c"/>
    </style:style>
    <style:style style:name="P130" style:family="paragraph" style:parent-style-name="Standard">
      <style:text-properties officeooo:rsid="008cba1c" officeooo:paragraph-rsid="008cba1c"/>
    </style:style>
    <style:style style:name="P131" style:family="paragraph" style:parent-style-name="Standard">
      <style:text-properties officeooo:rsid="008ecb01" officeooo:paragraph-rsid="008ecb01"/>
    </style:style>
    <style:style style:name="P132"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133" style:family="paragraph" style:parent-style-name="Standard">
      <style:text-properties officeooo:rsid="0091492e" officeooo:paragraph-rsid="0091492e"/>
    </style:style>
    <style:style style:name="P134" style:family="paragraph" style:parent-style-name="Standard">
      <style:text-properties officeooo:rsid="00924fd9" officeooo:paragraph-rsid="00924fd9"/>
    </style:style>
    <style:style style:name="P135" style:family="paragraph" style:parent-style-name="Standard">
      <style:text-properties fo:font-size="8pt" style:font-size-asian="8pt" style:font-size-complex="8pt"/>
    </style:style>
    <style:style style:name="P136" style:family="paragraph" style:parent-style-name="Standard">
      <style:text-properties fo:font-size="8pt" officeooo:rsid="0015e27d" officeooo:paragraph-rsid="0015e27d" style:font-size-asian="8pt" style:font-size-complex="8pt"/>
    </style:style>
    <style:style style:name="P137" style:family="paragraph" style:parent-style-name="Standard">
      <style:text-properties fo:font-size="8pt" officeooo:rsid="00997572" officeooo:paragraph-rsid="00997572" style:font-size-asian="8pt" style:font-size-complex="8pt"/>
    </style:style>
    <style:style style:name="P138" style:family="paragraph" style:parent-style-name="Standard">
      <style:text-properties fo:font-size="8pt" officeooo:rsid="009ac739" officeooo:paragraph-rsid="009ac739" style:font-size-asian="8pt" style:font-size-complex="8pt"/>
    </style:style>
    <style:style style:name="P139" style:family="paragraph" style:parent-style-name="Standard">
      <style:text-properties officeooo:rsid="00985ed3" officeooo:paragraph-rsid="00985ed3"/>
    </style:style>
    <style:style style:name="P140" style:family="paragraph" style:parent-style-name="Standard">
      <style:text-properties officeooo:rsid="00997572" officeooo:paragraph-rsid="00997572"/>
    </style:style>
    <style:style style:name="P141" style:family="paragraph" style:parent-style-name="Standard">
      <style:text-properties officeooo:rsid="00998fd6" officeooo:paragraph-rsid="00998fd6"/>
    </style:style>
    <style:style style:name="P142" style:family="paragraph" style:parent-style-name="Standard">
      <style:text-properties officeooo:rsid="009ac739" officeooo:paragraph-rsid="0015e27d"/>
    </style:style>
    <style:style style:name="P143" style:family="paragraph" style:parent-style-name="Standard">
      <style:text-properties officeooo:rsid="009d099d" officeooo:paragraph-rsid="009d099d"/>
    </style:style>
    <style:style style:name="P144" style:family="paragraph" style:parent-style-name="Standard">
      <style:text-properties officeooo:rsid="009d59cd" officeooo:paragraph-rsid="009d59cd"/>
    </style:style>
    <style:style style:name="P145" style:family="paragraph" style:parent-style-name="Standard">
      <style:text-properties officeooo:rsid="009fdd41" officeooo:paragraph-rsid="009fdd41"/>
    </style:style>
    <style:style style:name="P146" style:family="paragraph" style:parent-style-name="Standard">
      <style:text-properties officeooo:rsid="00a3125e" officeooo:paragraph-rsid="00a3125e"/>
    </style:style>
    <style:style style:name="P147" style:family="paragraph" style:parent-style-name="Standard">
      <style:text-properties officeooo:rsid="00a5f458" officeooo:paragraph-rsid="00a5f458"/>
    </style:style>
    <style:style style:name="P148" style:family="paragraph" style:parent-style-name="Standard">
      <style:text-properties officeooo:rsid="00a7d953" officeooo:paragraph-rsid="00a7d953"/>
    </style:style>
    <style:style style:name="P149" style:family="paragraph" style:parent-style-name="Standard">
      <style:text-properties officeooo:rsid="00a4289a" officeooo:paragraph-rsid="00a966e4"/>
    </style:style>
    <style:style style:name="P150" style:family="paragraph" style:parent-style-name="Standard">
      <style:text-properties officeooo:rsid="00ab62cc" officeooo:paragraph-rsid="00ab62cc"/>
    </style:style>
    <style:style style:name="P151" style:family="paragraph" style:parent-style-name="Standard">
      <style:text-properties officeooo:rsid="00aded2b" officeooo:paragraph-rsid="00aded2b"/>
    </style:style>
    <style:style style:name="P152" style:family="paragraph" style:parent-style-name="Standard">
      <style:text-properties officeooo:rsid="00aded2b" officeooo:paragraph-rsid="0015e27d"/>
    </style:style>
    <style:style style:name="P153" style:family="paragraph" style:parent-style-name="Standard">
      <style:text-properties officeooo:rsid="00af094d" officeooo:paragraph-rsid="00af094d"/>
    </style:style>
    <style:style style:name="P154" style:family="paragraph" style:parent-style-name="Standard">
      <style:text-properties officeooo:rsid="00b09b9f" officeooo:paragraph-rsid="00b09b9f"/>
    </style:style>
    <style:style style:name="P155" style:family="paragraph" style:parent-style-name="Standard">
      <style:text-properties officeooo:rsid="00b7c64d" officeooo:paragraph-rsid="00b7c64d"/>
    </style:style>
    <style:style style:name="P156" style:family="paragraph" style:parent-style-name="Standard">
      <style:text-properties officeooo:rsid="00bb7b1a" officeooo:paragraph-rsid="00bb7b1a"/>
    </style:style>
    <style:style style:name="P157" style:family="paragraph" style:parent-style-name="Standard">
      <style:text-properties officeooo:rsid="00bdb04e" officeooo:paragraph-rsid="00bdb04e"/>
    </style:style>
    <style:style style:name="P158" style:family="paragraph" style:parent-style-name="Standard">
      <style:text-properties officeooo:rsid="00bdb04e" officeooo:paragraph-rsid="00cd5fba"/>
    </style:style>
    <style:style style:name="P159" style:family="paragraph" style:parent-style-name="Standard">
      <style:text-properties officeooo:rsid="00bdb04e" officeooo:paragraph-rsid="00d4b4fc"/>
    </style:style>
    <style:style style:name="P160" style:family="paragraph" style:parent-style-name="Standard">
      <style:text-properties officeooo:rsid="00c2bde5" officeooo:paragraph-rsid="00c2bde5"/>
    </style:style>
    <style:style style:name="P161" style:family="paragraph" style:parent-style-name="Standard">
      <style:text-properties officeooo:rsid="00c2bde5" officeooo:paragraph-rsid="00c4140e"/>
    </style:style>
    <style:style style:name="P162" style:family="paragraph" style:parent-style-name="Standard">
      <style:text-properties officeooo:rsid="00c4140e" officeooo:paragraph-rsid="00c4140e"/>
    </style:style>
    <style:style style:name="P163" style:family="paragraph" style:parent-style-name="Standard">
      <style:text-properties officeooo:rsid="00c79d2f" officeooo:paragraph-rsid="00c79d2f"/>
    </style:style>
    <style:style style:name="P164" style:family="paragraph" style:parent-style-name="Standard">
      <style:text-properties officeooo:rsid="00caa2a4" officeooo:paragraph-rsid="00caa2a4"/>
    </style:style>
    <style:style style:name="P165" style:family="paragraph" style:parent-style-name="Standard">
      <style:text-properties officeooo:rsid="00cd0c8d" officeooo:paragraph-rsid="00cd0c8d"/>
    </style:style>
    <style:style style:name="P166" style:family="paragraph" style:parent-style-name="Standard">
      <style:text-properties officeooo:rsid="00d0c4f5" officeooo:paragraph-rsid="00d0c4f5"/>
    </style:style>
    <style:style style:name="P167" style:family="paragraph" style:parent-style-name="Standard">
      <style:text-properties officeooo:rsid="00d8da60" officeooo:paragraph-rsid="00d8da60"/>
    </style:style>
    <style:style style:name="P168" style:family="paragraph" style:parent-style-name="Standard">
      <style:text-properties officeooo:paragraph-rsid="00dccb4d"/>
    </style:style>
    <style:style style:name="P169" style:family="paragraph" style:parent-style-name="Standard">
      <style:text-properties officeooo:rsid="00de8f8d" officeooo:paragraph-rsid="00de8f8d"/>
    </style:style>
    <style:style style:name="P170" style:family="paragraph" style:parent-style-name="Standard">
      <style:text-properties officeooo:rsid="00cbd9cd" officeooo:paragraph-rsid="00cd5fba"/>
    </style:style>
    <style:style style:name="P171" style:family="paragraph" style:parent-style-name="Table_20_Contents">
      <style:text-properties fo:background-color="#c6e3ff"/>
    </style:style>
    <style:style style:name="P172"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173"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174" style:family="paragraph" style:parent-style-name="Horizontal_20_Line">
      <style:text-properties officeooo:rsid="007d945d"/>
    </style:style>
    <style:style style:name="P175"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176" style:family="paragraph" style:parent-style-name="Standard" style:list-style-name="L1">
      <style:text-properties officeooo:rsid="000e89f0" officeooo:paragraph-rsid="000e89f0"/>
    </style:style>
    <style:style style:name="P177" style:family="paragraph" style:parent-style-name="Standard" style:list-style-name="L2">
      <style:text-properties officeooo:rsid="0010216a" officeooo:paragraph-rsid="0010216a"/>
    </style:style>
    <style:style style:name="P178" style:family="paragraph" style:parent-style-name="Standard" style:list-style-name="L3">
      <style:text-properties officeooo:rsid="0023de89" officeooo:paragraph-rsid="0026bb7d"/>
    </style:style>
    <style:style style:name="P179" style:family="paragraph" style:parent-style-name="Standard" style:list-style-name="L4">
      <style:text-properties officeooo:rsid="0028fe81" officeooo:paragraph-rsid="0028fe81"/>
    </style:style>
    <style:style style:name="P180"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fo:background-color="#fff200" loext:char-shading-value="0" style:font-weight-asian="bold" style:font-weight-complex="bold"/>
    </style:style>
    <style:style style:name="T12" style:family="text">
      <style:text-properties officeooo:rsid="0017ca82"/>
    </style:style>
    <style:style style:name="T13" style:family="text">
      <style:text-properties officeooo:rsid="0019915b"/>
    </style:style>
    <style:style style:name="T14" style:family="text">
      <style:text-properties officeooo:rsid="0015e27d"/>
    </style:style>
    <style:style style:name="T15" style:family="text">
      <style:text-properties officeooo:rsid="0026bb7d"/>
    </style:style>
    <style:style style:name="T16" style:family="text">
      <style:text-properties officeooo:rsid="0028fe81"/>
    </style:style>
    <style:style style:name="T17" style:family="text">
      <style:text-properties fo:font-weight="normal" style:font-weight-asian="normal" style:font-weight-complex="normal"/>
    </style:style>
    <style:style style:name="T18" style:family="text">
      <style:text-properties fo:font-weight="normal" officeooo:rsid="008ecb01" style:font-weight-asian="normal" style:font-weight-complex="normal"/>
    </style:style>
    <style:style style:name="T19" style:family="text">
      <style:text-properties fo:font-weight="normal" officeooo:rsid="008ff6d8" style:font-weight-asian="normal" style:font-weight-complex="normal"/>
    </style:style>
    <style:style style:name="T20" style:family="text">
      <style:text-properties officeooo:rsid="003100f6"/>
    </style:style>
    <style:style style:name="T21" style:family="text">
      <style:text-properties officeooo:rsid="0031d385"/>
    </style:style>
    <style:style style:name="T22" style:family="text">
      <style:text-properties style:use-window-font-color="true" style:font-name="Lucida Console" fo:font-size="9pt" fo:background-color="#ffffff" loext:char-shading-value="0" style:font-size-asian="9pt"/>
    </style:style>
    <style:style style:name="T23" style:family="text">
      <style:text-properties style:use-window-font-color="true" style:font-name="Lucida Console" fo:font-size="9pt" fo:font-weight="bold" fo:background-color="#ffffff" loext:char-shading-value="0" style:font-size-asian="9pt" style:font-weight-asian="bold" style:font-weight-complex="bold"/>
    </style:style>
    <style:style style:name="T24"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25" style:family="text">
      <style:text-properties style:use-window-font-color="true" style:font-name="Lucida Console" fo:background-color="#ffffff" loext:char-shading-value="0"/>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8cba1c"/>
    </style:style>
    <style:style style:name="T28" style:family="text">
      <style:text-properties fo:font-size="14pt" style:font-size-asian="14pt" style:font-size-complex="14pt"/>
    </style:style>
    <style:style style:name="T29" style:family="text">
      <style:text-properties fo:font-size="14pt" fo:font-weight="bold" style:font-size-asian="14pt" style:font-weight-asian="bold" style:font-size-complex="14pt" style:font-weight-complex="bold"/>
    </style:style>
    <style:style style:name="T30" style:family="text">
      <style:text-properties officeooo:rsid="0043427b"/>
    </style:style>
    <style:style style:name="T31" style:family="text">
      <style:text-properties officeooo:rsid="0046dde6"/>
    </style:style>
    <style:style style:name="T32" style:family="text">
      <style:text-properties officeooo:rsid="0047e8e3"/>
    </style:style>
    <style:style style:name="T33" style:family="text">
      <style:text-properties style:text-line-through-style="none" style:text-line-through-type="none"/>
    </style:style>
    <style:style style:name="T34" style:family="text">
      <style:text-properties style:text-line-through-style="none" style:text-line-through-type="none" officeooo:rsid="0015e27d"/>
    </style:style>
    <style:style style:name="T35" style:family="text">
      <style:text-properties style:text-line-through-style="none" style:text-line-through-type="none" officeooo:rsid="00487528"/>
    </style:style>
    <style:style style:name="T36" style:family="text">
      <style:text-properties officeooo:rsid="00487528"/>
    </style:style>
    <style:style style:name="T37" style:family="text">
      <style:text-properties fo:color="#ff4040" style:font-name="Lucida Console" fo:font-size="9pt" fo:font-weight="bold" fo:background-color="#ffffff" loext:char-shading-value="0" style:font-size-asian="9pt" style:font-weight-asian="bold" style:font-weight-complex="bold"/>
    </style:style>
    <style:style style:name="T38" style:family="text">
      <style:text-properties fo:color="#ff4040" style:font-name="Lucida Console" fo:font-weight="bold" fo:background-color="#ffffff" loext:char-shading-value="0" style:font-weight-asian="bold" style:font-weight-complex="bold"/>
    </style:style>
    <style:style style:name="T39" style:family="text">
      <style:text-properties officeooo:rsid="004d84cc"/>
    </style:style>
    <style:style style:name="T40" style:family="text">
      <style:text-properties officeooo:rsid="004e7627"/>
    </style:style>
    <style:style style:name="T41" style:family="text">
      <style:text-properties officeooo:rsid="004f178f"/>
    </style:style>
    <style:style style:name="T42" style:family="text">
      <style:text-properties officeooo:rsid="0050fe83"/>
    </style:style>
    <style:style style:name="T43" style:family="text">
      <style:text-properties officeooo:rsid="0052779d"/>
    </style:style>
    <style:style style:name="T44" style:family="text">
      <style:text-properties officeooo:rsid="00536c90"/>
    </style:style>
    <style:style style:name="T45" style:family="text">
      <style:text-properties officeooo:rsid="0053c0f8"/>
    </style:style>
    <style:style style:name="T46" style:family="text">
      <style:text-properties officeooo:rsid="00542342"/>
    </style:style>
    <style:style style:name="T47" style:family="text">
      <style:text-properties officeooo:rsid="0055fa54"/>
    </style:style>
    <style:style style:name="T48" style:family="text">
      <style:text-properties officeooo:rsid="005cac85"/>
    </style:style>
    <style:style style:name="T49" style:family="text">
      <style:text-properties officeooo:rsid="00637f66"/>
    </style:style>
    <style:style style:name="T50" style:family="text">
      <style:text-properties officeooo:rsid="00712d65"/>
    </style:style>
    <style:style style:name="T51" style:family="text">
      <style:text-properties officeooo:rsid="007180eb"/>
    </style:style>
    <style:style style:name="T52" style:family="text">
      <style:text-properties style:text-position="super 58%" officeooo:rsid="007180eb"/>
    </style:style>
    <style:style style:name="T53" style:family="text">
      <style:text-properties officeooo:rsid="0074dff6"/>
    </style:style>
    <style:style style:name="T54" style:family="text">
      <style:text-properties officeooo:rsid="007d945d"/>
    </style:style>
    <style:style style:name="T55" style:family="text">
      <style:text-properties officeooo:rsid="0084ef85"/>
    </style:style>
    <style:style style:name="T56" style:family="text">
      <style:text-properties officeooo:rsid="0088feb1"/>
    </style:style>
    <style:style style:name="T57" style:family="text">
      <style:text-properties officeooo:rsid="008b5a42"/>
    </style:style>
    <style:style style:name="T58" style:family="text">
      <style:text-properties officeooo:rsid="008cba1c"/>
    </style:style>
    <style:style style:name="T59" style:family="text">
      <style:text-properties officeooo:rsid="00841ee4"/>
    </style:style>
    <style:style style:name="T60" style:family="text">
      <style:text-properties fo:color="#263142" style:font-name="Monaco" fo:letter-spacing="0.026cm" fo:background-color="#89b6ff" loext:char-shading-value="0"/>
    </style:style>
    <style:style style:name="T61" style:family="text">
      <style:text-properties officeooo:rsid="008ecb01"/>
    </style:style>
    <style:style style:name="T62" style:family="text">
      <style:text-properties fo:color="#7b610e" style:font-name="Monaco" fo:letter-spacing="0.026cm" fo:background-color="#f3db90" loext:char-shading-value="0"/>
    </style:style>
    <style:style style:name="T63" style:family="text">
      <style:text-properties style:font-name="inherit"/>
    </style:style>
    <style:style style:name="T64" style:family="text">
      <style:text-properties officeooo:rsid="0094319a"/>
    </style:style>
    <style:style style:name="T65" style:family="text">
      <style:text-properties fo:background-color="#fff200" loext:char-shading-value="0"/>
    </style:style>
    <style:style style:name="T66" style:family="text">
      <style:text-properties officeooo:rsid="009d59cd"/>
    </style:style>
    <style:style style:name="T67" style:family="text">
      <style:text-properties officeooo:rsid="009eaea3"/>
    </style:style>
    <style:style style:name="T68" style:family="text">
      <style:text-properties fo:font-style="italic" style:font-style-asian="italic" style:font-style-complex="italic"/>
    </style:style>
    <style:style style:name="T69" style:family="text">
      <style:text-properties officeooo:rsid="00b1b88b"/>
    </style:style>
    <style:style style:name="T70" style:family="text">
      <style:text-properties officeooo:rsid="00b7c64d"/>
    </style:style>
    <style:style style:name="T71" style:family="text">
      <style:text-properties officeooo:rsid="00ba05f9"/>
    </style:style>
    <style:style style:name="T72" style:family="text">
      <style:text-properties officeooo:rsid="00ba5ae8"/>
    </style:style>
    <style:style style:name="T73" style:family="text">
      <style:text-properties officeooo:rsid="00bb7b1a"/>
    </style:style>
    <style:style style:name="T74" style:family="text">
      <style:text-properties officeooo:rsid="00c4140e"/>
    </style:style>
    <style:style style:name="T75" style:family="text">
      <style:text-properties officeooo:rsid="00c9b266"/>
    </style:style>
    <style:style style:name="T76" style:family="text">
      <style:text-properties officeooo:rsid="00cbd9cd"/>
    </style:style>
    <style:style style:name="T77" style:family="text">
      <style:text-properties officeooo:rsid="00d0c4f5"/>
    </style:style>
    <style:style style:name="T78" style:family="text">
      <style:text-properties officeooo:rsid="00d142d1"/>
    </style:style>
    <style:style style:name="T79" style:family="text">
      <style:text-properties officeooo:rsid="00d4b4fc"/>
    </style:style>
    <style:style style:name="T80" style:family="text">
      <style:text-properties officeooo:rsid="00dab5eb"/>
    </style:style>
    <style:style style:name="T81" style:family="text">
      <style:text-properties officeooo:rsid="00dccb4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Regular Expression:</text:p>
      <text:p text:style-name="P1"/>
      <text:p text:style-name="P2">Generalize text. Considered a pattern matching language.</text:p>
      <text:list xml:id="list1561291715" text:style-name="L1">
        <text:list-item>
          <text:p text:style-name="P176">Characters</text:p>
        </text:list-item>
        <text:list-item>
          <text:p text:style-name="P176">Digits</text:p>
        </text:list-item>
        <text:list-item>
          <text:p text:style-name="P176">Unicode</text:p>
        </text:list-item>
        <text:list-item>
          <text:p text:style-name="P176">Length does not matter</text:p>
        </text:list-item>
      </text:list>
      <text:p text:style-name="P27"/>
      <text:p text:style-name="P28">Used for:</text:p>
      <text:list xml:id="list1296370257" text:style-name="L2">
        <text:list-item>
          <text:p text:style-name="P177">Find and replace features</text:p>
        </text:list-item>
        <text:list-item>
          <text:p text:style-name="P177">Web forms</text:p>
        </text:list-item>
        <text:list-item>
          <text:p text:style-name="P177">Log parsing</text:p>
        </text:list-item>
      </text:list>
      <text:p text:style-name="P3"/>
      <text:p text:style-name="P4">Tools:</text:p>
      <text:p text:style-name="P30"><text:a xlink:type="simple" xlink:href="https://regexr.com/" text:style-name="Internet_20_link" text:visited-style-name="Visited_20_Internet_20_Link">https://regexr.com/</text:a></text:p>
      <text:p text:style-name="P30"><text:a xlink:type="simple" xlink:href="https://regex101.com/" text:style-name="Internet_20_link" text:visited-style-name="Visited_20_Internet_20_Link">https://regex101.com/</text:a></text:p>
      <text:p text:style-name="P30"><text:a xlink:type="simple" xlink:href="https://www.regexpal.com/" text:style-name="Internet_20_link" text:visited-style-name="Visited_20_Internet_20_Link">https://www.regexpal.com/</text:a></text:p>
      <text:p text:style-name="P30"/>
      <text:p text:style-name="P6">Interactive diagram:</text:p>
      <text:p text:style-name="P33"><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28"/>
      <text:p text:style-name="P29"><text:span text:style-name="T1">\d </text:span><text:s/>→ matches a <text:span text:style-name="T1">d</text:span>igit between 0 and 9</text:p>
      <text:p text:style-name="P29"/>
      <text:p text:style-name="P29"/>
      <text:p text:style-name="P5">\d{1,3}\.\d{1,3}\.\d{1,3}\.\d{1,3}</text:p>
      <text:p text:style-name="P32">The above regular expression will find and match for something similar to an ip addresses v4, because is looking for from 1 to 3 digits, then a period, then 1 to 3 digits, then period, the one to three digits, period and 1 to 3 digits, so: </text:p>
      <text:p text:style-name="P32"/>
      <text:p text:style-name="P32">51.555.0.14 will match</text:p>
      <text:p text:style-name="P31">9..128.7354 won’t match</text:p>
      <text:p text:style-name="P31"/>
      <text:p text:style-name="P34"><text:span text:style-name="T1">Token: </text:span><text:s/>Any individual peace of the regular expression that is tried to be matched is called token.</text:p>
      <text:p text:style-name="P34"/>
      <text:p text:style-name="P35">192.168.1.1 HELLO</text:p>
      <text:p text:style-name="P35">1 is a token</text:p>
      <text:p text:style-name="P35">9 is a token</text:p>
      <text:p text:style-name="P35">2 is a token</text:p>
      <text:p text:style-name="P35">. is a token</text:p>
      <text:p text:style-name="P35">and so on.</text:p>
      <text:p text:style-name="P35">The empty space is a token?</text:p>
      <text:p text:style-name="P35">H <text:s text:c="2"/>is a token</text:p>
      <text:p text:style-name="P35">etc,</text:p>
      <text:p text:style-name="P35"/>
      <text:p text:style-name="Horizontal_20_Line"/>
      <text:p text:style-name="P50">Based on two algorithms:</text:p>
      <text:p text:style-name="P7"/>
      <text:p text:style-name="P46"><text:span text:style-name="T29">NFA:</text:span> <text:span text:style-name="T26">Nondeterministic Finite Automaton</text:span></text:p>
      <text:p text:style-name="P47">Can go back in the regular expression.</text:p>
      <text:p text:style-name="P47">Used in programming languages: <text:s/>Python, Perl, vim, sed</text:p>
      <text:p text:style-name="P46"/>
      <text:p text:style-name="P55"><text:soft-page-break/>This example will work: <text:s/><text:span text:style-name="T14">\d{1,3}\.\d{1,3}\.\d{1,3}\.\d{1,3}</text:span></text:p>
      <text:p text:style-name="P55">Because if the first \d matches but the second one doesn’t match will go back on the text in which we are searching and will start with the next digit, see example below:</text:p>
      <text:p text:style-name="P55"/>
      <text:p text:style-name="P55">Afdfdd 234234 123.12345 192.168.0.1</text:p>
      <text:p text:style-name="P46"/>
      <text:p text:style-name="P55">NFA will try to match the first letter, A, but not being a number will pass to the next one, and so on.</text:p>
      <text:p text:style-name="P55">Until it reaches the 123 which will match a bit because have 3 digits and a dot (.) and 3 digits more:</text:p>
      <text:p text:style-name="P55"><text:span text:style-name="T1">123.123</text:span>45 <text:s/>but then is specting a dot(.) but is another digit <text:span text:style-name="T2">DIDN’T understood this too much</text:span></text:p>
      <text:p text:style-name="P46"/>
      <text:p text:style-name="P46"/>
      <text:p text:style-name="P46"/>
      <text:p text:style-name="P46"><text:span text:style-name="T29">DFA </text:span><text:span text:style-name="T28"><text:s/></text:span><text:s/><text:span text:style-name="T26">Deterministic Finite Automaton</text:span></text:p>
      <text:p text:style-name="P54">Can <text:span text:style-name="T16">NOT</text:span> go back in the regex</text:p>
      <text:p text:style-name="P54">Used in: grep, awk</text:p>
      <text:p text:style-name="P39"/>
      <text:p text:style-name="Horizontal_20_Line"/>
      <text:p text:style-name="P59">Standards:</text:p>
      <text:p text:style-name="P56"/>
      <text:p text:style-name="P48">IEEE POSIX Standards: </text:p>
      <text:p text:style-name="P69"><text:span text:style-name="T17">Institute of Electrical and Electronics Engineers</text:span> / <text:span text:style-name="T17">Portable Operating System Interface</text:span></text:p>
      <text:p text:style-name="P66"/>
      <text:p text:style-name="P66"><text:span text:style-name="T1">BRE:</text:span> Basic Regular Expressions: <text:s/>Simple pattern matching, like a digit or so</text:p>
      <text:p text:style-name="P67"><text:span text:style-name="T1">ERE:</text:span> Extended Regular Expressions: <text:s/>Additional features, like:</text:p>
      <text:list xml:id="list2322497436" text:style-name="L3">
        <text:list-item>
          <text:p text:style-name="P178"><text:span text:style-name="T15">A</text:span>lternation, allow to choose between multiple characters, </text:p>
        </text:list-item>
        <text:list-item>
          <text:p text:style-name="P178"><text:span text:style-name="T15">R</text:span>epetition, allows to repeat the same character multiple times.</text:p>
        </text:list-item>
      </text:list>
      <text:p text:style-name="P66"><text:span text:style-name="T1">SRE:</text:span> Simple regular expressions. Already replaced by BRE, not in use anymore.</text:p>
      <text:p text:style-name="P66"/>
      <text:p text:style-name="P68">ERE builds BRE</text:p>
      <text:p text:style-name="P68"><text:tab/>ERE adds:</text:p>
      <text:list xml:id="list1831609939" text:style-name="L4">
        <text:list-item>
          <text:p text:style-name="P179">Repetition</text:p>
        </text:list-item>
        <text:list-item>
          <text:p text:style-name="P179">Alternation</text:p>
        </text:list-item>
        <text:list-item>
          <text:p text:style-name="P179">Changes the () and {} metacharacter: in BRE \( <text:s/>\) and \{ \}</text:p>
        </text:list-item>
      </text:list>
      <text:p text:style-name="P66"/>
      <text:p text:style-name="P88">DFA Friendly</text:p>
      <text:p text:style-name="P57"/>
      <text:p text:style-name="P68">On ERE we match digits like: <text:s text:c="3"/>[:digit:]</text:p>
      <text:p text:style-name="P57"/>
      <text:p text:style-name="P36"/>
      <text:p text:style-name="P49">PCRE Standards:</text:p>
      <text:p text:style-name="P77">Perl Compatible Regular Expressions</text:p>
      <text:p text:style-name="P35"/>
      <text:p text:style-name="P78">Java, <text:span text:style-name="T20">P</text:span>ython, .NET, are based on PCRE standards.</text:p>
      <text:p text:style-name="P79"/>
      <text:p text:style-name="P79">Perl also uses many Python <text:span text:style-name="T21">implementations.</text:span></text:p>
      <text:p text:style-name="P35"/>
      <text:p text:style-name="P80">Difference between PCRE and Perl’s active implementation.</text:p>
      <text:p text:style-name="P80"/>
      <text:p text:style-name="P89">NFA-minded</text:p>
      <text:p text:style-name="P80"/>
      <text:p text:style-name="P35"/>
      <text:p text:style-name="P81"><text:soft-page-break/><text:span text:style-name="T1">Example:</text:span> <text:s/>On a GNU based linux (Ubuntu), not BSD</text:p>
      <text:p text:style-name="P58"/>
      <text:p text:style-name="P58">Create a file called ip and add inside IP addresses, random numbers, random letters and numbers and letters together.</text:p>
      <text:p text:style-name="P58"/>
      <text:p text:style-name="P85">8.8.8.8</text:p>
      <text:p text:style-name="P84">13.354.345.213</text:p>
      <text:p text:style-name="P84">192.66.3.6</text:p>
      <text:p text:style-name="P84">98.34.111.5</text:p>
      <text:p text:style-name="P84">534534534534</text:p>
      <text:p text:style-name="P84">ASDFASDFasdfas4523asd</text:p>
      <text:p text:style-name="P58"/>
      <text:p text:style-name="P8">Using PCRE standard:</text:p>
      <text:p text:style-name="P37">grep -P '\d{1,3}\.\d{1,3}\.\d{1,3}\.\d{1,3}' ip</text:p>
      <text:p text:style-name="P37">-<text:span text:style-name="T12">P stands for perl or PCRE standards expression</text:span></text:p>
      <text:p text:style-name="P37"/>
      <text:p text:style-name="P37"><text:span text:style-name="T22">joaquim@DIT-LNX-00059:~/Documents/tests$ </text:span><text:span text:style-name="T23">grep -P '\d{1,3}\.\d{1,3}\.\d{1,3}\.\d{1,3}' ip</text:span></text:p>
      <text:p text:style-name="P87">8.8.8.8</text:p>
      <text:p text:style-name="P87">13.354.345.213</text:p>
      <text:p text:style-name="P87">192.66.3.6</text:p>
      <text:p text:style-name="P87">98.34.111.5</text:p>
      <text:p text:style-name="P82"><text:span text:style-name="T1">Using </text:span><text:span text:style-name="T3">ERE</text:span><text:span text:style-name="T1"> standard:</text:span></text:p>
      <text:p text:style-name="P37"/>
      <text:p text:style-name="P83">If we use the previous regex won’t work because uses different stuff to match digits.</text:p>
      <text:p text:style-name="P37"/>
      <text:p text:style-name="P37">grep -E '[[:digit:]]{1,3}\.[[:digit:]]{1,3}\.[[:digit:]]{1,3}\.[[:digit:]]{1,3}' ip</text:p>
      <text:p text:style-name="P37">-<text:span text:style-name="T13">E stands for Extended regular expressions.</text:span></text:p>
      <text:p text:style-name="P35"/>
      <text:p text:style-name="P86">joaquim@DIT-LNX-00059:~/Documents/tests$ grep -E '[[:digit:]]{1,3}\.[[:digit:]]{1,3}\.[[:digit:]]{1,3}\.[[:digit:]]{1,3}' ip</text:p>
      <text:p text:style-name="P87">8.8.8.8</text:p>
      <text:p text:style-name="P87">13.354.345.213</text:p>
      <text:p text:style-name="P87">192.66.3.6</text:p>
      <text:p text:style-name="P87">98.34.111.5</text:p>
      <text:p text:style-name="P38"/>
      <text:p text:style-name="Horizontal_20_Line"/>
      <text:p text:style-name="P40"/>
      <text:p text:style-name="P9">Literal Pattern Matching:</text:p>
      <text:p text:style-name="P90"/>
      <text:p text:style-name="P91">We use backslash (\) to escape the period (.) in: <text:s text:c="2"/><text:span text:style-name="T30">198</text:span><text:span text:style-name="T4">\.</text:span><text:span text:style-name="T30">51</text:span><text:span text:style-name="T4">\.</text:span><text:span text:style-name="T30">100</text:span><text:span text:style-name="T4">\.</text:span><text:span text:style-name="T30">23 </text:span>and make period a literal one <text:span text:style-name="T31">and not a special character.</text:span></text:p>
      <text:p text:style-name="P91"/>
      <text:p text:style-name="P91">Because if you grep for <text:span text:style-name="T30">198.51.100.23 </text:span>the period (.) can <text:span text:style-name="T32">not be taken as a literal, </text:span><text:span text:style-name="T5">example:</text:span></text:p>
      <text:p text:style-name="P92"/>
      <text:p text:style-name="P93">Get on your computer:</text:p>
      <text:p text:style-name="P93"/>
      <text:p text:style-name="P93">curl https://raw.githubusercontent.com/linuxacademy/content-mastering-regex/master/access-logs <text:span text:style-name="T34">-</text:span><text:span text:style-name="T33">o access-log <text:s text:c="13"/>→</text:span><text:span text:style-name="T35"> this gets the content of the url and saves it on the file “access-log”</text:span></text:p>
      <text:p text:style-name="P35"/>
      <text:p text:style-name="P94">grep “198.51.100.8” access-logs</text:p>
      <text:p text:style-name="P94"/>
      <text:p text:style-name="P94"/>
      <text:p text:style-name="P35"><text:span text:style-name="T22">joaquim@DIT-LNX-00059:~/Documents/tests/regex$ </text:span><text:span text:style-name="T23">grep "198.51.100.23" access-logs</text:span></text:p>
      <text:p text:style-name="Standard"><text:span text:style-name="T37">198.51.100.23</text:span><text:span text:style-name="T22"> - - [30/Oct/2018:00:08:07 ] "GET /security HTTP/1.0" 200 4270 "http://scaleyourcode.com" "Mozilla/4.0 (compatible; MSIE 7.0; Windows NT 6.0)"</text:span></text:p>
      <text:p text:style-name="P35"/>
      <text:p text:style-name="P35"/>
      <text:p text:style-name="P95"/>
      <text:p text:style-name="P95"/>
      <text:p text:style-name="P95"><text:soft-page-break/>But if I modify the IP for <text:span text:style-name="T36">198</text:span>a<text:span text:style-name="T36">51.100.8 </text:span>grep will pick it up anyway:</text:p>
      <text:p text:style-name="P95"/>
      <text:p text:style-name="P95"><text:span text:style-name="T24">joaquim@DIT-LNX-00059:~/Documents/tests/regex$</text:span><text:span text:style-name="T23"> grep "198.51.100.23" access-logs</text:span></text:p>
      <text:p text:style-name="P95"><text:span text:style-name="T37">198a51.100.23</text:span><text:span text:style-name="T22"> - - [30/Oct/2018:00:08:07 ] "GET /security HTTP/1.0" 200 4270 "http://scaleyourcode.com" "Mozilla/4.0 (compatible; MSIE 7.0; Windows NT 6.0)"</text:span></text:p>
      <text:p text:style-name="P95"/>
      <text:p text:style-name="P95"/>
      <text:p text:style-name="P96">If you uses regex will pick the content of the IP literally:</text:p>
      <text:p text:style-name="P96"/>
      <text:p text:style-name="P96"><text:span text:style-name="T22">joaquim@DIT-LNX-00059:~/Documents/tests/regex$ grep "</text:span><text:span text:style-name="T23">198\.51\.100\.23</text:span><text:span text:style-name="T22">" access-logs</text:span></text:p>
      <text:p text:style-name="P84">joaquim@DIT-LNX-00059:~/Documents/tests/regex$</text:p>
      <text:p text:style-name="P84">joaquim@DIT-LNX-00059:~/Documents/tests/regex$</text:p>
      <text:p text:style-name="P96"/>
      <text:p text:style-name="P35"/>
      <text:p text:style-name="P51">Characters and Words:</text:p>
      <text:p text:style-name="P97"/>
      <text:p text:style-name="P100">\<text:span text:style-name="T1">w </text:span>→ Matches <text:span text:style-name="T43">characters</text:span> like A B C D, <text:span text:style-name="T41">a z m p, </text:span><text:s/>and also characters like 0 1 2 3 4</text:p>
      <text:p text:style-name="P99">Upper and lower characters and numbers.</text:p>
      <text:p text:style-name="P97"/>
      <text:p text:style-name="P98"><text:span text:style-name="T1">\W </text:span>→ matches everything isn’t a word character, <text:span text:style-name="T40">like hyphens (-) , periods (.), etc.</text:span></text:p>
      <text:p text:style-name="P35"/>
      <text:p text:style-name="P102"><text:span text:style-name="T1">\d </text:span>→ digits</text:p>
      <text:p text:style-name="P102"/>
      <text:p text:style-name="P102"><text:span text:style-name="T1">\D</text:span> → no digits, <text:span text:style-name="T48">matches any character that is not a digit (0-9)</text:span></text:p>
      <text:p text:style-name="P35"/>
      <text:p text:style-name="P35">[A<text:span text:style-name="T39">B</text:span>D]\W\w\w\w</text:p>
      <text:p text:style-name="P35"/>
      <text:p text:style-name="P35"><text:span text:style-name="T1">A-400</text:span> <text:s text:c="15"/>Enterprise <text:s text:c="17"/>Alpha Series <text:s text:c="24"/>$350.00</text:p>
      <text:p text:style-name="P35"><text:span text:style-name="T1">B-800</text:span> <text:s text:c="15"/>Enterprise <text:s text:c="17"/>Beta Series <text:s text:c="25"/>$530.00</text:p>
      <text:p text:style-name="P35"><text:span text:style-name="T1">D-780 <text:s/></text:span><text:s text:c="14"/>Enterprise <text:s text:c="17"/>Delta Series <text:s text:c="24"/>$400.00</text:p>
      <text:p text:style-name="P35">ET-770 <text:s text:c="14"/>Consumer <text:s text:c="19"/>Eta Series <text:s text:c="26"/>$300.00</text:p>
      <text:p text:style-name="P35"/>
      <text:p text:style-name="P99">[ABD] will match A or B or D</text:p>
      <text:p text:style-name="P99">then will match the hyphen <text:span text:style-name="T42">(-)</text:span> \W </text:p>
      <text:p text:style-name="P99">then 3 <text:span text:style-name="T44">characters</text:span>, <text:span text:style-name="T42">numbers or letters.</text:span></text:p>
      <text:p text:style-name="P35"/>
      <text:p text:style-name="P101">Different ways to do the same:</text:p>
      <text:p text:style-name="P101"/>
      <text:p text:style-name="P35">[ABD]<text:span text:style-name="T1">-</text:span>\d\d\d <text:s/>→<text:span text:style-name="T45"> one literal hyphen (-) and \digits , will match the same</text:span></text:p>
      <text:p text:style-name="P35"/>
      <text:p text:style-name="P35">[ABD]<text:span text:style-name="T1">\D</text:span>\w\w\w <text:s/>→<text:span text:style-name="T45"> upper case D match no digits, like W match no characters</text:span></text:p>
      <text:p text:style-name="P35">[ABD]\D\d\d\d <text:s/><text:span text:style-name="T46">this will work as well</text:span></text:p>
      <text:p text:style-name="P35"/>
      <text:p text:style-name="P35"/>
      <text:p text:style-name="P35">[ABD]\D<text:span text:style-name="T1">[6-9]</text:span>\d\d <text:s/>→<text:span text:style-name="T47"> match any number from 6 to 9. <text:s text:c="2"/>This is a range</text:span></text:p>
      <text:p text:style-name="P41"><text:span text:style-name="T1">B-800</text:span> </text:p>
      <text:p text:style-name="P10">D-780 </text:p>
      <text:p text:style-name="P35"/>
      <text:p text:style-name="P35"/>
      <text:p text:style-name="P35"/>
      <text:p text:style-name="P35"/>
      <text:p text:style-name="Horizontal_20_Line"/>
      <text:p text:style-name="P52">Whitespaces:</text:p>
      <text:p text:style-name="P103"/>
      <text:p text:style-name="P14"><text:soft-page-break/>sed -i -r</text:p>
      <text:p text:style-name="P109"><text:span text:style-name="T1">-i</text:span> → edit and replace the file</text:p>
      <text:p text:style-name="P109"><text:span text:style-name="T1">-r</text:span> → use ERE (extended regular expressions)</text:p>
      <text:p text:style-name="P103"/>
      <text:p text:style-name="P104"><text:span text:style-name="T1">\s</text:span> → matches any white space character (spaces, tabs, line breaks, carriage return)</text:p>
      <text:p text:style-name="P105"/>
      <text:p text:style-name="P105"><text:span text:style-name="T1">\S </text:span>→ the opposite than \s, matches anything that does not contain a space.</text:p>
      <text:p text:style-name="P35"/>
      <text:p text:style-name="P106"><text:span text:style-name="T1">\t</text:span> → matches tabs</text:p>
      <text:p text:style-name="P106"/>
      <text:p text:style-name="P106"><text:span text:style-name="T1">\n </text:span>→ matches <text:span text:style-name="T49">new lines</text:span></text:p>
      <text:p text:style-name="P106"/>
      <text:p text:style-name="P107"><text:span text:style-name="T1">\r </text:span>→ carriage return</text:p>
      <text:p text:style-name="P107"/>
      <text:p text:style-name="P119"><text:span text:style-name="T1">+</text:span> → repeat the previous token one or more times.</text:p>
      <text:p text:style-name="P108"/>
      <text:p text:style-name="P53">sed -i -r ‘s/\s\s+/\t/g’ <text:s/>file.txt</text:p>
      <text:p text:style-name="P35"/>
      <text:p text:style-name="P110"><text:span text:style-name="T1">s/ <text:s/>/ </text:span><text:s text:c="2"/>and <text:span text:style-name="T1"><text:s/>/g </text:span>are used by sed</text:p>
      <text:p text:style-name="P110"/>
      <text:p text:style-name="P111"><text:span text:style-name="T1">s/</text:span>find<text:span text:style-name="T1">/</text:span>replace<text:span text:style-name="T1">/g</text:span></text:p>
      <text:p text:style-name="P35"/>
      <text:p text:style-name="P113">The regular slashes, / are working as a namespaces separators breaking down the sed script into 4 different parts.</text:p>
      <text:p text:style-name="P35"/>
      <text:p text:style-name="P113"><text:span text:style-name="T1">s </text:span>→ <text:span text:style-name="T50">tells sed that we are performing a susbtitution.</text:span></text:p>
      <text:p text:style-name="P113"/>
      <text:p text:style-name="P114"><text:span text:style-name="T51">1</text:span><text:span text:style-name="T52">st</text:span><text:span text:style-name="T51"> / <text:s text:c="2"/>and 2</text:span><text:span text:style-name="T52">nd</text:span><text:span text:style-name="T51"> <text:s/>/ <text:s text:c="2"/>→ what we are looking for, what we are trying to match.</text:span></text:p>
      <text:p text:style-name="P114"/>
      <text:p text:style-name="P114"><text:span text:style-name="T51">2</text:span><text:span text:style-name="T52">nd</text:span><text:span text:style-name="T51"> / and 3</text:span><text:span text:style-name="T52">rd</text:span><text:span text:style-name="T51"> / <text:s/>→ <text:s/>the symbol for what to take our match and turn it into, a \t in this case.</text:span></text:p>
      <text:p text:style-name="P114"/>
      <text:p text:style-name="P115"><text:span text:style-name="T1">g </text:span>→ work globally, instead of stopping with the first match <text:span text:style-name="T53">keep going and pull in all the matches <text:s text:c="6"/><text:tab/>ahead.</text:span></text:p>
      <text:p text:style-name="P115"/>
      <text:p text:style-name="P115"/>
      <text:p text:style-name="P16">This is the file unordered:</text:p>
      <text:p text:style-name="P116">127.0.0.1<text:tab/>localhost</text:p>
      <text:p text:style-name="P116"/>
      <text:p text:style-name="P116"># demo environment</text:p>
      <text:p text:style-name="P116"/>
      <text:p text:style-name="P116">192.0.2.1<text:tab/>master</text:p>
      <text:p text:style-name="P116">192.0.2.2 <text:s text:c="6"/>master2</text:p>
      <text:p text:style-name="P116">192.0.2.32 <text:s/>db</text:p>
      <text:p text:style-name="P116">192.0.2.100 <text:tab/><text:tab/>web1</text:p>
      <text:p text:style-name="P116">192.0.2.110 <text:s text:c="4"/>web2</text:p>
      <text:p text:style-name="P116"/>
      <text:p text:style-name="P116"># internal</text:p>
      <text:p text:style-name="P116"/>
      <text:p text:style-name="P116">10.0.2.304 <text:s/>confluence</text:p>
      <text:p text:style-name="P116">10.0.10.2<text:tab/>doc-test-servers</text:p>
      <text:p text:style-name="P116">10.0.100.24 <text:s text:c="4"/>dev</text:p>
      <text:p text:style-name="P15">This is the file after running the sed command:</text:p>
      <text:p text:style-name="P117">127.0.0.1<text:tab/>localhost</text:p>
      <text:p text:style-name="P117"/>
      <text:p text:style-name="P117"># demo environment</text:p>
      <text:p text:style-name="P117"><text:soft-page-break/></text:p>
      <text:p text:style-name="P117">192.0.2.1<text:tab/>master</text:p>
      <text:p text:style-name="P117">192.0.2.2<text:tab/>master2</text:p>
      <text:p text:style-name="P117">192.0.2.32<text:tab/>db</text:p>
      <text:p text:style-name="P117">192.0.2.100<text:tab/>web1</text:p>
      <text:p text:style-name="P117">192.0.2.110<text:tab/>web2</text:p>
      <text:p text:style-name="P117"/>
      <text:p text:style-name="P117"># internal</text:p>
      <text:p text:style-name="P117"/>
      <text:p text:style-name="P117">10.0.2.304<text:tab/>confluence</text:p>
      <text:p text:style-name="P117">10.0.10.2<text:tab/>doc-test-servers</text:p>
      <text:p text:style-name="P117">10.0.100.24<text:tab/>dev</text:p>
      <text:p text:style-name="P117"/>
      <text:p text:style-name="P117"/>
      <text:p text:style-name="P70">Extra information:</text:p>
      <text:p text:style-name="P75"><text:span text:style-name="T1">* </text:span>→<text:span text:style-name="T64"> repeat the previous token 0 or more times.</text:span></text:p>
      <text:p text:style-name="P75"><text:span text:style-name="T8">Example:</text:span><text:span text:style-name="T64"> We are looking for lines with whitespaces.</text:span></text:p>
      <text:p text:style-name="P76">If we have a line with no characters will match.</text:p>
      <text:p text:style-name="P76">If we have a line with 47 whitespaces will match as well.</text:p>
      <text:p text:style-name="P75"/>
      <text:p text:style-name="P75"/>
      <text:p text:style-name="P174"/>
      <text:p text:style-name="P112">Unicode:</text:p>
      <text:p text:style-name="P71">Offers support for characters and symbols outside the US ones, <text:span text:style-name="T57">German, Korean, Chinese, etc.</text:span></text:p>
      <text:p text:style-name="P121"><text:a xlink:type="simple" xlink:href="https://unicode-table.com/en/" text:style-name="Internet_20_link" text:visited-style-name="Visited_20_Internet_20_Link"/></text:p>
      <text:p text:style-name="P121"><text:a xlink:type="simple" xlink:href="https://unicode-table.com/en/" text:style-name="Internet_20_link" text:visited-style-name="Visited_20_Internet_20_Link">https://unicode-table.com/en/</text:a></text:p>
      <text:p text:style-name="P121"><text:a xlink:type="simple" xlink:href="https://regex101.com/" text:style-name="Internet_20_link" text:visited-style-name="Visited_20_Internet_20_Link">https://regex101.com/</text:a></text:p>
      <text:p text:style-name="P122"/>
      <text:p text:style-name="P125"><text:span text:style-name="T1">ECMA</text:span>Script (JavaScript):</text:p>
      <text:p text:style-name="P126"><text:span text:style-name="T1">\u</text:span>&lt;code&gt; → matches the defined Unicode character.</text:p>
      <text:p text:style-name="P120"><text:span text:style-name="T1">\u00e9 </text:span>→<text:span text:style-name="T55"> match the Unicode character é</text:span></text:p>
      <text:p text:style-name="P35"/>
      <text:p text:style-name="P35"/>
      <text:p text:style-name="P17">PCRE:</text:p>
      <text:p text:style-name="P42"><text:span text:style-name="T1">\pL <text:s/></text:span>→<text:span text:style-name="T55"> march any token in Unicode category “letter”</text:span></text:p>
      <text:p text:style-name="P11">\p{L} <text:span text:style-name="T17">→</text:span><text:span text:style-name="T18">the same</text:span></text:p>
      <text:p text:style-name="P12"><text:span text:style-name="T61">\p{Ll} </text:span><text:span text:style-name="T18">→ match only lowercase letter that has an upper case variant.</text:span></text:p>
      <text:p text:style-name="P13"><text:span text:style-name="T61">\p{S}</text:span><text:span text:style-name="T18"> →</text:span><text:span text:style-name="T19"> match symbols</text:span></text:p>
      <text:p text:style-name="P35"/>
      <text:p text:style-name="P128"><text:span text:style-name="T1">Examples:</text:span> <text:s/>Running on <text:a xlink:type="simple" xlink:href="https://regex101.com/" text:style-name="Internet_20_link" text:visited-style-name="Visited_20_Internet_20_Link"><text:span text:style-name="T54">https://regex101.com/</text:span></text:a></text:p>
      <text:p text:style-name="P35"/>
      <text:p text:style-name="P43"><text:span text:style-name="T56">Use the Name: <text:s/></text:span>Remény</text:p>
      <text:p text:style-name="P35"/>
      <text:p text:style-name="P127"><text:span text:style-name="T1">1- </text:span>With PCRE (PHP) selected search for the unicode character<text:span text:style-name="T1"> </text:span><text:span text:style-name="T6">é</text:span><text:span text:style-name="T14">:</text:span></text:p>
      <text:p text:style-name="P127">\u00e9</text:p>
      <text:p text:style-name="P35"><text:tab/>\u This token is not supported in the selected flavor</text:p>
      <text:p text:style-name="P123"/>
      <text:p text:style-name="P124"><text:span text:style-name="T7">2-</text:span><text:span text:style-name="T56"> With</text:span> ECMAScript (JavaScript) <text:span text:style-name="T56">search for </text:span><text:span text:style-name="T7"><text:s/></text:span><text:span text:style-name="T6">é:</text:span></text:p>
      <text:p text:style-name="P35">\u00e9</text:p>
      <text:p text:style-name="P35"><text:tab/></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171">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35"/>
      <text:p text:style-name="P35"><text:soft-page-break/></text:p>
      <text:p text:style-name="P129"><text:span text:style-name="T1">3-</text:span> <text:span text:style-name="T59">ECMAScript (JavaScript) </text:span><text:s/>search <text:span text:style-name="T58">using: <text:s/>\pL <text:s text:c="2"/>→ <text:s/>looking for lower case p and upper case L, matches both characters literally </text:span><text:span text:style-name="T27">with no success</text:span></text:p>
      <text:p text:style-name="P35"/>
      <text:p text:style-name="P130"><text:span text:style-name="T1">4-</text:span> PCRE (PHP) try the same: <text:span text:style-name="T1">\pL</text:span></text:p>
      <text:p text:style-name="P130">\pL matches any kind of letter from any language</text:p>
      <text:p text:style-name="P35"/>
      <text:p text:style-name="P131">Match only lowercase letters: <text:span text:style-name="T1"><text:s text:c="3"/>\p{Ll}</text:span></text:p>
      <text:p text:style-name="P35"/>
      <text:p text:style-name="P133">5- PCRE: <text:s/>Match the <text:span text:style-name="T14">é</text:span></text:p>
      <text:p text:style-name="P133">Will use boundary;</text:p>
      <text:p text:style-name="P133"/>
      <text:p text:style-name="P18">\b\pL\b</text:p>
      <text:p text:style-name="P35"/>
      <text:p text:style-name="P132"><text:span text:style-name="T60">\b</text:span> <text:span text:style-name="T63">assert position at a word boundary: </text:span><text:span text:style-name="T62">(^\w|\w$|\W\w|\w\W)</text:span></text:p>
      <text:p text:style-name="P172"><text:span text:style-name="T60">\pL</text:span> <text:span text:style-name="T63">matches any kind of letter from any language</text:span></text:p>
      <text:p text:style-name="P173"><text:span text:style-name="T60">\b</text:span> <text:span text:style-name="T63">assert position at a word boundary: </text:span><text:span text:style-name="T62">(^\w|\w$|\W\w|\w\W)</text:span></text:p>
      <text:p text:style-name="P35"/>
      <text:p text:style-name="P35"/>
      <text:p text:style-name="Horizontal_20_Line"/>
      <text:p text:style-name="P35"/>
      <text:p text:style-name="P61">Location:</text:p>
      <text:p text:style-name="P134"/>
      <text:p text:style-name="P134"/>
      <text:p text:style-name="P139"><text:span text:style-name="T1">Search stuff at the beginning of the line: <text:s text:c="3"/></text:span>grep '<text:span text:style-name="T1">^</text:span>Graham' customer-data.txt </text:p>
      <text:p text:style-name="P35"/>
      <text:p text:style-name="P118">Withoug ^ it matches all the lines that contains Graham:</text:p>
      <text:p text:style-name="P136">joaquim@DIT-LNX-00059:~/Documents/tests/regex$ <text:span text:style-name="T1">grep 'Graham' customer-data.txt </text:span></text:p>
      <text:p text:style-name="P136"><text:span text:style-name="T65">Graham</text:span><text:tab/>Tia<text:tab/>International16117@gmail.com<text:tab/>63847 Gleichner Hill, North Fredy, GA 17585-9274<text:tab/>06-10-1969<text:tab/>654077350</text:p>
      <text:p text:style-name="P136">Gusikowski<text:tab/>Gage<text:tab/>primary47276@gmail.com<text:tab/>6596 <text:span text:style-name="T65">Graham</text:span> Ports, Harrismouth, LA 25913-7362<text:tab/>08-06-1997<text:tab/>070421896</text:p>
      <text:p text:style-name="P136"><text:span text:style-name="T65">Graham</text:span><text:tab/>Ethelyn<text:tab/>Customizable71343@hotmail.com<text:tab/>43178 Micaela Brooks, New Conorbury, FL 69601-5216<text:tab/>07-24-1956<text:tab/>479364866</text:p>
      <text:p text:style-name="P136"/>
      <text:p text:style-name="P136"/>
      <text:p text:style-name="P118">With ^ it matches only the lines that begins with Graham:</text:p>
      <text:p text:style-name="P136">joaquim@DIT-LNX-00059:~/Documents/tests/regex$ <text:span text:style-name="T1">grep '</text:span><text:span text:style-name="T11">^</text:span><text:span text:style-name="T1">Graham' customer-data.txt </text:span></text:p>
      <text:p text:style-name="P136"><text:span text:style-name="T65">Graham</text:span><text:tab/>Tia<text:tab/>International16117@gmail.com<text:tab/>63847 Gleichner Hill, North Fredy, GA 17585-9274<text:tab/>06-10-1969<text:tab/>654077350</text:p>
      <text:p text:style-name="P136"><text:span text:style-name="T65">Graham</text:span><text:tab/>Ethelyn<text:tab/>Customizable71343@hotmail.com<text:tab/>43178 Micaela Brooks, New Conorbury, FL 69601-5216<text:tab/>07-24-1956<text:tab/>479364866</text:p>
      <text:p text:style-name="P136"/>
      <text:p text:style-name="P35"/>
      <text:p text:style-name="P140"><text:span text:style-name="T1">Search stuff at the end of the line:</text:span> grep 'nologin<text:span text:style-name="T1">$</text:span>' /etc/passwd</text:p>
      <text:p text:style-name="P137">joaquim@DIT-LNX-00059:~/Documents/tests/regex$<text:span text:style-name="T1"> grep 'nologin</text:span><text:span text:style-name="T11">$'</text:span><text:span text:style-name="T1"> /etc/passwd</text:span></text:p>
      <text:p text:style-name="P137">daemon:x:1:1:daemon:/usr/sbin:/usr/sbin/<text:span text:style-name="T65">nologin</text:span></text:p>
      <text:p text:style-name="P137">bin:x:2:2:bin:/bin:/usr/sbin/<text:span text:style-name="T65">nologin</text:span></text:p>
      <text:p text:style-name="P137">sys:x:3:3:sys:/dev:/usr/sbin/<text:span text:style-name="T65">nologin</text:span></text:p>
      <text:p text:style-name="P138">[...]</text:p>
      <text:p text:style-name="P35"/>
      <text:p text:style-name="P19"/>
      <text:p text:style-name="P19"/>
      <text:p text:style-name="P19"/>
      <text:p text:style-name="P19"/>
      <text:p text:style-name="P19"/>
      <text:p text:style-name="P19"/>
      <text:p text:style-name="P19">Exercise:</text:p>
      <text:p text:style-name="P19"/>
      <text:p text:style-name="P19"><text:soft-page-break/>Remove all the empty lines:</text:p>
      <text:p text:style-name="P141"><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142"/>
      <text:p text:style-name="P175">192.0.2.12 - - [30/Oct/2018:00:03:17 ] "GET /linux HTTP/1.0" 200 2653 "http://scaleyourcode.com" "Mozilla/5.0 (iPad; CPU OS 6_0 like Mac OS X) AppleWebKit/536.26 (KHTML, like Gecko) Version/6.0 Mobile/10A5355d Safari/8536.25"</text:p>
      <text:p text:style-name="P175"/>
      <text:p text:style-name="P175">198.51.100.23 - - [30/Oct/2018:00:08:07 ] "GET /security HTTP/1.0" 200 4270 "http://scaleyourcode.com" "Mozilla/4.0 (compatible; MSIE 7.0; Windows NT 6.0)"</text:p>
      <text:p text:style-name="P175"/>
      <text:p text:style-name="P175">198.51.100.8 - - [30/Oct/2018:00:11:55 ] "GET /containers HTTP/1.0" 200 3352 "-" "Mozilla/5.0 (Macintosh; Intel Mac OS X 10_9_2) AppleWebKit/537.36 (KHTML, like Gecko) Chrome/36.0.1944.0 Safari/537.36"</text:p>
      <text:p text:style-name="P175"/>
      <text:p text:style-name="P175">198.51.100.224 - - [30/Oct/2018:00:13:17 ] "GET /containers HTTP/1.0" 200 4832 "http://google.com" "Mozilla/5.0 (Macintosh; Intel Mac OS X 10_9_2) AppleWebKit/537.36 (KHTML, like Gecko) Chrome/36.0.1944.0 Safari/537.36"</text:p>
      <text:p text:style-name="P175"/>
      <text:p text:style-name="P175"/>
      <text:p text:style-name="P20">sed -i -r ‘/^\s*$/d’ access-logs</text:p>
      <text:p text:style-name="P142"/>
      <text:p text:style-name="P143"><text:span text:style-name="T1">sed -i -r</text:span> = <text:s/>Invoke sed to modify (-i) a file and use extended regular expressions (ERE, -r)</text:p>
      <text:p text:style-name="P143"><text:span text:style-name="T1">/ADDRESS/</text:span> <text:s/>= what are you looking for. <text:span text:style-name="T66">Namespace separators for sed</text:span></text:p>
      <text:p text:style-name="P144"><text:span text:style-name="T1">^</text:span> = look at the beginning of the line</text:p>
      <text:p text:style-name="P144"><text:span text:style-name="T1">\s = </text:span><text:span text:style-name="T17">Match one empty space.</text:span></text:p>
      <text:p text:style-name="P144"><text:span text:style-name="T1">* </text:span>= Repeat the last token, in this case \s which match 0 or more empty spaces, like 47 empty spaces, 602 emtpy spaces, etc. <text:span text:style-name="T69">The asterisk works like a +(repeat the last token) and a ? (the last token does not have to exist)</text:span></text:p>
      <text:p text:style-name="P144"/>
      <text:p text:style-name="P144"><text:span text:style-name="T1">$</text:span> = look at the end of the line</text:p>
      <text:p text:style-name="P144"><text:span text:style-name="T1">/d</text:span> = <text:span text:style-name="T67">Delete the matched pattern via sed. Normally we see a g (global) in this position.</text:span></text:p>
      <text:p text:style-name="P144"/>
      <text:p text:style-name="P146">See the command executed, there are no lines with empty spaces:</text:p>
      <text:p text:style-name="P136">joaquim@DIT-LNX-00059:~/Documents/tests/regex$<text:span text:style-name="T1"> sed -r '/^s*$/d' access-logs </text:span></text:p>
      <text:p text:style-name="P136">192.0.2.12 - - [30/Oct/2018:00:03:17 ] "GET /linux HTTP/1.0" 200 2653 "http://scaleyourcode.com" "Mozilla/5.0 (iPad; CPU OS 6_0 like Mac OS X) AppleWebKit/536.26 (KHTML, like Gecko) Version/6.0 Mobile/10A5355d Safari/8536.25"</text:p>
      <text:p text:style-name="P136">198.51.100.23 - - [30/Oct/2018:00:08:07 ] "GET /security HTTP/1.0" 200 4270 "http://scaleyourcode.com" "Mozilla/4.0 (compatible; MSIE 7.0; Windows NT 6.0)"</text:p>
      <text:p text:style-name="P136">198.51.100.8 - - [30/Oct/2018:00:11:55 ] "GET /containers HTTP/1.0" 200 3352 "-" "Mozilla/5.0 (Macintosh; Intel Mac OS X 10_9_2) AppleWebKit/537.36 (KHTML, like Gecko) Chrome/36.0.1944.0 Safari/537.36"</text:p>
      <text:p text:style-name="P136">198.51.100.224 - - [30/Oct/2018:00:13:17 ] "GET /containers HTTP/1.0" 200 4832 "http://google.com" "Mozilla/5.0 (Macintosh; Intel Mac OS X 10_9_2) AppleWebKit/537.36 (KHTML, like Gecko) Chrome/36.0.1944.0 Safari/537.36"</text:p>
      <text:p text:style-name="P145">[...]</text:p>
      <text:p text:style-name="Horizontal_20_Line"/>
      <text:p text:style-name="P35"/>
      <text:p text:style-name="P62">Boundaries:</text:p>
      <text:p text:style-name="P149"><text:span text:style-name="T1">\b</text:span>ADDRESS<text:span text:style-name="T1">\b</text:span></text:p>
      <text:p text:style-name="P149"/>
      <text:p text:style-name="P147">If we match words that are in the middle of a sentence,not like with ^ or $ learnt in the previous subject, we can use boundaries.</text:p>
      <text:p text:style-name="P147"/>
      <text:p text:style-name="P148">Is good as well to find a word that is not part of other word, like <text:span text:style-name="T68">book</text:span> and <text:span text:style-name="T68">bookstore</text:span></text:p>
      <text:p text:style-name="P35"/>
      <text:p text:style-name="P150">Before the opening <text:span text:style-name="T1">\b</text:span> cannot be a word character.</text:p>
      <text:p text:style-name="P150">After the closing <text:span text:style-name="T1">\b</text:span> cannot be a word character.</text:p>
      <text:p text:style-name="P35"/>
      <text:p text:style-name="P35"/>
      <text:p text:style-name="P35"/>
      <text:p text:style-name="P35"/>
      <text:p text:style-name="P35"/>
      <text:p text:style-name="P35"><text:soft-page-break/></text:p>
      <text:p text:style-name="P35"/>
      <text:p text:style-name="P21">Examples:</text:p>
      <text:p text:style-name="P21">grep for: <text:s/>Van <text:s/><text:span text:style-name="T17">will show all the words that contain Van</text:span></text:p>
      <text:p text:style-name="P151"/>
      <text:p text:style-name="P151"><text:span text:style-name="T22">joaquim@DIT-LNX-00059:~/Documents/tests/regex$ </text:span><text:span text:style-name="T23">grep 'Van' customer-data.txt</text:span></text:p>
      <text:p text:style-name="P135"><text:span text:style-name="T25">Kuhic <text:s text:c="2"/>Libby <text:s text:c="2"/>integrate51492@hotmail.com <text:s text:c="5"/>654 John Locks, Lake </text:span><text:span text:style-name="T38">Van</text:span><text:span text:style-name="T25">ce, HI 03208-4179 <text:s text:c="6"/>03-29-1954 <text:s text:c="5"/>449256112</text:span></text:p>
      <text:p text:style-name="P135"><text:span text:style-name="T25">Adams <text:s text:c="2"/>Juliana blue13562@yahoo.com <text:s text:c="4"/>092 </text:span><text:span text:style-name="T38">Van</text:span><text:span text:style-name="T25">dervort Neck, Dibberthaven, VT 98226 <text:s text:c="4"/>01-27-1986 <text:s text:c="5"/>091251345</text:span></text:p>
      <text:p text:style-name="P135"><text:span text:style-name="T25">Blanda <text:s/></text:span><text:span text:style-name="T38">Van</text:span><text:span text:style-name="T25"> <text:s text:c="4"/>RefinedGraniteBacon35451@yahoo.com <text:s text:c="5"/>64507 Gleason Throughway, Langoshstad, NH 00244-4399 <text:s text:c="3"/>08-03-1996 <text:s text:c="5"/>977901475</text:span></text:p>
      <text:p text:style-name="P151"/>
      <text:p text:style-name="P21"/>
      <text:p text:style-name="P21">grep for Van using boundaries: <text:s/><text:span text:style-name="T17">Will show only Van, with nothing being part of it.</text:span></text:p>
      <text:p text:style-name="P35"/>
      <text:p text:style-name="P35"><text:span text:style-name="T22">joaquim@DIT-LNX-00059:~/Documents/tests/regex$ </text:span><text:span text:style-name="T23">grep '\bVan\b' customer-data.txt</text:span></text:p>
      <text:p text:style-name="Standard"><text:span text:style-name="T22">Blanda <text:s/></text:span><text:span text:style-name="T37">Van</text:span><text:span text:style-name="T22"> <text:s text:c="4"/>RefinedGraniteBacon35451@yahoo.com <text:s text:c="5"/>64507 Gleason Throughway, Langoshstad, NH 00244-4399 <text:s text:c="3"/>08-03-1996 <text:s text:c="5"/>977901475</text:span></text:p>
      <text:p text:style-name="P35"/>
      <text:p text:style-name="P35"/>
      <text:p text:style-name="P153"><text:span text:style-name="T1">Do a reverse boundary</text:span>, show the opposite of the previous command, is like \W</text:p>
      <text:p text:style-name="P153"/>
      <text:p text:style-name="P153"><text:span text:style-name="T22">joaquim@DIT-LNX-00059:~/Documents/tests/regex$ </text:span><text:span text:style-name="T23">grep '\bVan\B' customer-data.txt</text:span></text:p>
      <text:p text:style-name="P135"><text:span text:style-name="T25">Kuhic <text:s text:c="2"/>Libby <text:s text:c="2"/>integrate51492@hotmail.com <text:s text:c="5"/>654 John Locks, Lake </text:span><text:span text:style-name="T38">Van</text:span><text:span text:style-name="T25">ce, HI 03208-4179 <text:s text:c="6"/>03-29-1954 <text:s text:c="5"/>449256112</text:span></text:p>
      <text:p text:style-name="P135"><text:span text:style-name="T25">Adams <text:s text:c="2"/>Juliana blue13562@yahoo.com <text:s text:c="4"/>092 </text:span><text:span text:style-name="T38">Van</text:span><text:span text:style-name="T25">dervort Neck, Dibberthaven, VT 98226 <text:s text:c="4"/>01-27-1986 <text:s text:c="5"/>091251345</text:span></text:p>
      <text:p text:style-name="P153"/>
      <text:p text:style-name="P35"/>
      <text:p text:style-name="P22">Use it on vim:</text:p>
      <text:p text:style-name="P154">/<text:span text:style-name="T70">\</text:span>&lt;bVan\&gt;</text:p>
      <text:p text:style-name="P155">This is slash and backslash / and \ <text:s/>=/\</text:p>
      <text:p text:style-name="Horizontal_20_Line"/>
      <text:p text:style-name="P63">Alternation:</text:p>
      <text:p text:style-name="P35"/>
      <text:p text:style-name="P35"/>
      <text:p text:style-name="P23">Pick NJ or PA from <text:span text:style-name="T14">customer-data.txt: Ignoring Case Sensitive</text:span></text:p>
      <text:p text:style-name="P35">grep -Ei '\b(NJ|PA)\b' customer-data.txt</text:p>
      <text:p text:style-name="P35"/>
      <text:p text:style-name="P35">-<text:span text:style-name="T71">E → Use ERE, extended regular expressions</text:span></text:p>
      <text:p text:style-name="P35">-<text:span text:style-name="T72">i Ignore case sensitive</text:span></text:p>
      <text:p text:style-name="P35"/>
      <text:p text:style-name="P35"/>
      <text:p text:style-name="P156">You can do it without -i but requires more work:</text:p>
      <text:p text:style-name="P156"/>
      <text:p text:style-name="P44">(NJ|PA<text:span text:style-name="T73">|nj|pa|Nj|Pa|nJ|pA</text:span>) <text:s/></text:p>
      <text:p text:style-name="P152"/>
      <text:p text:style-name="P152"/>
      <text:p text:style-name="P152"/>
      <text:p text:style-name="P152"/>
      <text:p text:style-name="P152"/>
      <text:p text:style-name="P152"/>
      <text:p text:style-name="P152"/>
      <text:p text:style-name="P152"/>
      <text:p text:style-name="P152"/>
      <text:p text:style-name="P152"/>
      <text:p text:style-name="P152"><text:soft-page-break/></text:p>
      <text:p text:style-name="Horizontal_20_Line"/>
      <text:p text:style-name="Text_20_body"/>
      <text:p text:style-name="P64">Repetition:</text:p>
      <text:p text:style-name="P35"/>
      <text:p text:style-name="P164"><text:span text:style-name="T1">Example:</text:span> Match Urls, http or https <text:span text:style-name="T77">with or without www, with or without subdomains like /example on:</text:span></text:p>
      <text:p text:style-name="P45">http://google.com</text:p>
      <text:p text:style-name="P45">http://www.linuxacademy.com/blog</text:p>
      <text:p text:style-name="P45">https://scaleyourcode.com</text:p>
      <text:p text:style-name="P45">http://a.com</text:p>
      <text:p text:style-name="P45">http://a-a.com</text:p>
      <text:p text:style-name="P157"/>
      <text:p text:style-name="P157"/>
      <text:p text:style-name="P157">https<text:span text:style-name="T1">?</text:span>\:\/\/(www\.)<text:span text:style-name="T1">?</text:span>([a-zA-Z0-9][a-zA-Z0-9\-)]*)\.[a-zA-Z0-9]{2,63}\<text:span text:style-name="T1">/</text:span>?([a-zA-Z0-9\-]*)?</text:p>
      <text:p text:style-name="P25"/>
      <text:p text:style-name="P24">Explained:</text:p>
      <text:p text:style-name="P162"/>
      <text:p text:style-name="P161"><text:span text:style-name="T1">? </text:span><text:span text:style-name="T74">= <text:s/>makes the previous token optional, here: </text:span><text:span text:style-name="T9"><text:s/>s <text:s/>,</text:span><text:span text:style-name="T74"> <text:s/>(www\.) <text:s/>and <text:s/>/</text:span></text:p>
      <text:p text:style-name="P163"><text:span text:style-name="T1">[ ]</text:span> = defines ranges <text:span text:style-name="T75">for a single character match.</text:span></text:p>
      <text:p text:style-name="P167"><text:span text:style-name="T1">{ }</text:span> = <text:span text:style-name="T80">Minimum amount of matches and maximum amount of matches.</text:span></text:p>
      <text:p text:style-name="P161"/>
      <text:p text:style-name="P158"><text:span text:style-name="T1">([a-z,A-Z,0-9][a-z,A-Z,0-9\-)]*)</text:span> <text:span text:style-name="T76">= <text:s/></text:span></text:p>
      <text:p text:style-name="P170">A second level domain (google , linuxacademy , a , etc) can have lower and upper case letters, numbers and can have a dash (-) in the middle, NOT at the beginning. </text:p>
      <text:p text:style-name="P165"/>
      <text:p text:style-name="P165">That’s why the first [ ] have no dash (-) and the second one have it.</text:p>
      <text:p text:style-name="P160"/>
      <text:p text:style-name="P166">The asterisk <text:span text:style-name="T1">*</text:span> takes the second token and repeat it 0 or more times. So if we have <text:a xlink:type="simple" xlink:href="http://a.com/" text:style-name="Internet_20_link" text:visited-style-name="Visited_20_Internet_20_Link">http://a.com</text:a> will match <text:span text:style-name="T78">it, because the second token can be 0 (nothing). If we use a plus (+) won’t match because is using 1 or more.</text:span></text:p>
      <text:p text:style-name="P160"/>
      <text:p text:style-name="P159"><text:span text:style-name="T1">[a-z,A-Z,0-9]{2,63}</text:span> <text:span text:style-name="T79">= A top level domain can have between 2 and 63 characters, numbers and letters (case sensitivity doesn’t matter)</text:span></text:p>
      <text:p text:style-name="P159"/>
      <text:p text:style-name="P160"/>
      <text:p text:style-name="P160">Same result:</text:p>
      <text:p text:style-name="P160">https?\:\/\/(www\.)?([a-z,A-Z,0-9]*)\.[a-z,A-Z,0-9]*\/?[a-z,A-Z,0-9]*</text:p>
      <text:p text:style-name="P35"/>
      <text:p text:style-name="P35">http://google.com</text:p>
      <text:p text:style-name="P35">http://www.linuxacademy.com/blog</text:p>
      <text:p text:style-name="P35">https://scaleyourcode.com</text:p>
      <text:p text:style-name="P35">http://a.com</text:p>
      <text:p text:style-name="P35">http://a-a.com</text:p>
      <text:p text:style-name="P35"/>
      <text:p text:style-name="P26"/>
      <text:p text:style-name="P26"/>
      <text:p text:style-name="P26"/>
      <text:p text:style-name="P26"/>
      <text:p text:style-name="P26"/>
      <text:p text:style-name="P26"/>
      <text:p text:style-name="P26"><text:soft-page-break/>Now lets run it:</text:p>
      <text:p text:style-name="P35">grep -Po 'https?\:\/\/(www\.)?([a-z,A-Z,0-9][a-z,A-Z,0-9\-)]*)\.[a-z,A-Z,0-9]{2,63}\/?([a-z,A-Z,0,9\-]*)?' access-logs |sort -r | uniq -c</text:p>
      <text:p text:style-name="P35"/>
      <text:p text:style-name="P35"/>
      <text:p text:style-name="P35"><text:span text:style-name="T1">-</text:span><text:span text:style-name="T10">P</text:span><text:span text:style-name="T81"> = Perl regex, compatible with PCRE</text:span></text:p>
      <text:p text:style-name="P168"><text:span text:style-name="T10">o </text:span><text:span text:style-name="T81">= Print only matching (non-empty), not the line that contains the match.</text:span></text:p>
      <text:p text:style-name="P169"><text:span text:style-name="T1">sort -r</text:span> = sort in alphabetical order</text:p>
      <text:p text:style-name="P169"><text:span text:style-name="T1">uniq -c </text:span>= show only one match if it’s repeated and count the number of matches, example:</text:p>
      <text:p text:style-name="P169"><text:tab/>4 http://google.com </text:p>
      <text:p text:style-name="P169"><text:tab/>6 http://www.linumxacademy.com</text:p>
      <text:p text:style-name="P169"/>
      <text:p text:style-name="Horizontal_20_Line"/>
      <text:p text:style-name="P65">Possessive Quantifiers:</text:p>
      <text:p text:style-name="P72"/>
      <text:p text:style-name="P73"><text:span text:style-name="T1">. Period or dot metacharacter:</text:span> Works as a wildcard, match any single character.</text:p>
      <text:p text:style-name="P73"/>
      <text:p text:style-name="P181">If we user the period (.) with * or + </text:p>
      <text:p text:style-name="P74"/>
      <text:p text:style-name="P74">Greedy</text:p>
      <text:p text:style-name="P74"/>
      <text:p text:style-name="P74">Lazy or Non Gree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08-30T15:17:27.151000000</dc:date>
    <meta:editing-duration>P1DT11H7M13S</meta:editing-duration>
    <meta:editing-cycles>188</meta:editing-cycles>
    <meta:generator>LibreOffice/6.2.1.2$Windows_X86_64 LibreOffice_project/7bcb35dc3024a62dea0caee87020152d1ee96e71</meta:generator>
    <meta:document-statistic meta:table-count="1" meta:image-count="0" meta:object-count="0" meta:page-count="11" meta:paragraph-count="312" meta:word-count="2228" meta:character-count="15873" meta:non-whitespace-character-count="13509"/>
  </office:meta>
</office:document-meta>
</file>